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1.721cm"/>
    </style:style>
    <style:style style:name="Tableau3.B" style:family="table-column">
      <style:table-column-properties style:column-width="5.29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officeooo:rsid="0011c632" officeooo:paragraph-rsid="0011c632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">
      <style:text-properties officeooo:paragraph-rsid="000b62c8"/>
    </style:style>
    <style:style style:name="P5" style:family="paragraph" style:parent-style-name="Text">
      <style:text-properties officeooo:rsid="000cd38d" officeooo:paragraph-rsid="000cd38d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Heading_20_1">
      <style:paragraph-properties fo:margin-top="0.3cm" fo:margin-bottom="0.101cm" loext:contextual-spacing="false" style:writing-mode="page"/>
    </style:style>
    <style:style style:name="P8" style:family="paragraph" style:parent-style-name="Text">
      <style:text-properties officeooo:rsid="0016a1f6" officeooo:paragraph-rsid="0016a1f6"/>
    </style:style>
    <style:style style:name="T1" style:family="text">
      <style:text-properties officeooo:rsid="000de4e4"/>
    </style:style>
    <style:style style:name="T2" style:family="text">
      <style:text-properties officeooo:rsid="0013a575"/>
    </style:style>
    <style:style style:name="T3" style:family="text">
      <style:text-properties officeooo:rsid="0015ce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h text:style-name="P7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2"><text:span text:style-name="T3">Le</text:span>: <text:span text:style-name="T2"><text:text-input text:description="&lt;formatLang(o.meeting_id.datewotime,date=True)&gt;">&lt;formatLang(o.meeting_id.datewotime,date=True)&gt;</text:text-input>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<text:text-input text:description="&lt;o.header_id.name&gt;">&lt;o.header&gt;</text:text-input></text:p>
            <text:p text:style-name="P3"><text:text-input text:description="&lt;get_selection_item(o,&quot;ods&quot;)&gt;">&lt;get_selection_item(o,"ods")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operating_machine_id.name&gt;">&lt;o.operating_machine_id.name&gt;</text:text-input><text:span text:style-name="T1"> </text:span><text:span text:style-name="T1"><text:text-input text:description="&lt;o.operating_machine_id.description&gt;">&lt;o.operating_machine_id.description&gt;</text:text-input></text:span></text:p>
      <text:p text:style-name="Contents_20_2"><text:text-input text:description="&lt;o.tech_op_phako&gt;">&lt;o.tech_op_phako&gt;</text:text-input></text:p>
      <text:p text:style-name="Text">Anesthésie topique par Tétracaine.</text:p>
      <text:p text:style-name="Text">Désinfection cutanée et des culs de sac à la Bétadine 5%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P5"><text:text-input text:description="&lt;if test=&quot;o.subtenon == True&quot;&gt;">&lt;if test="o.subtenon == True"&gt;</text:text-input></text:p>
      <text:p text:style-name="Text">Incision conjonctivale inférieure aux ciseaux droits.</text:p>
      <text:p text:style-name="Text">Injection de 2.5ml de Carbocaïne 2% à la canule à sous ténonienne</text:p>
      <text:p text:style-name="P4"><text:text-input text:description="&lt;/if&gt;">endif</text:text-input></text:p>
      <text:p text:style-name="Text">Réalisation d'une paracenthese au couteau 2.75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en chambre antérieure.</text:p>
      <text:p text:style-name="Text"><text:text-input text:description="&lt;if test=&quot;o.irisdevice == True&quot;&gt;">&lt;if test="o.irisdevice == True"&gt;</text:text-input></text:p>
      <text:p text:style-name="P8">Mise en place des 5 crochets de Greishaber</text:p>
      <text:p text:style-name="P8"><text:text-input text:description="&lt;/if&gt;">endif</text:text-input></text:p>
      <text:p text:style-name="Text">Incision cornéenne limbique tunnelisée au couteau calibré 2.2 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Text">Aspiration des masses à la canule d'I/A.</text:p>
      <text:p text:style-name="Text">Injection de visqueux en chambre antérieure.</text:p>
      <text:p text:style-name="Text">Mise en place à l'injecteur Monarch II d'un implant <text:text-input text:description="&lt;o.iol_type&gt;">iol_type</text:text-input> <text:text-input text:description="&lt;o.iol_power&gt;">iol_power</text:text-input> D dans le sac capsulaire.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Sterdex. Coque</text:p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_20_1">Énergie dissipée cumulée :</text:p>
          </table:table-cell>
          <table:table-cell table:style-name="Tableau3.B1" office:value-type="string">
            <text:p text:style-name="Table_20_Contents_20_1"><text:text-input text:description="&lt;o.var3&gt;">var3</text:text-input></text:p>
          </table:table-cell>
        </table:table-row>
      </table:table>
      <text:p text:style-name="P1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fo:font-size="7pt" style:font-size-asian="10.5pt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cm" fo:margin-bottom="0cm" loext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9-04-26T05:00:24.500317610</dc:date>
    <meta:editing-duration>PT11H38M31S</meta:editing-duration>
    <meta:editing-cycles>175</meta:editing-cycles>
    <dc:creator>Laurent FRANCOIS</dc:creator>
    <meta:document-statistic meta:table-count="2" meta:image-count="0" meta:object-count="0" meta:page-count="1" meta:paragraph-count="52" meta:word-count="331" meta:character-count="2024" meta:non-whitespace-character-count="1811"/>
  </office:meta>
</office:document-meta>
</file>